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Util.toConfiguration( final Element ele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nfigurationUtil.toElement( final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figurationUtil.createElement( final Document document , final Configuration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nfigurationUtil.Configuration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